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107AE5F9.wmf"/>
  <manifest:file-entry manifest:media-type="image/jpeg" manifest:full-path="Pictures/100000000000032000000258E080B12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s-strategy-title" style:list-style-name="L4">
      <style:graphic-properties draw:fill-color="#ffffff" draw:auto-grow-height="true" fo:min-height="3.506cm"/>
    </style:style>
    <style:style style:name="pr2" style:family="presentation" style:parent-style-name="prs-strategy-subtitle">
      <style:graphic-properties draw:fill-color="#ffffff" draw:auto-grow-height="true" fo:min-height="13.23cm"/>
    </style:style>
    <style:style style:name="pr3" style:family="presentation" style:parent-style-name="prs-strategy-notes">
      <style:graphic-properties draw:fill-color="#ffffff" draw:auto-grow-height="true" fo:min-height="11.41cm"/>
    </style:style>
    <style:style style:name="pr4" style:family="presentation" style:parent-style-name="prs-strategy-title" style:list-style-name="L4">
      <style:graphic-properties draw:fill-color="#ffffff" draw:auto-grow-height="true" fo:min-height="3.506cm"/>
    </style:style>
    <style:style style:name="pr5" style:family="presentation" style:parent-style-name="prs-strategy-outline1">
      <style:graphic-properties draw:fill-color="#ffffff" draw:auto-grow-height="true" fo:min-height="13.231cm"/>
    </style:style>
    <style:style style:name="pr6" style:family="presentation" style:parent-style-name="prs-strategy-notes">
      <style:graphic-properties draw:fill-color="#ffffff" draw:auto-grow-height="true" fo:min-height="11.409cm"/>
    </style:style>
    <style:style style:name="pr7" style:family="presentation" style:parent-style-name="prs-strategy-title" style:list-style-name="L4">
      <style:graphic-properties draw:fill-color="#ffffff" draw:auto-grow-height="true" fo:min-height="3.506cm"/>
    </style:style>
    <style:style style:name="pr8" style:family="presentation" style:parent-style-name="prs-strategy-outline1">
      <style:graphic-properties draw:fill-color="#ffffff" fo:min-height="13.231cm"/>
    </style:style>
    <style:style style:name="pr9" style:family="presentation" style:parent-style-name="prs-strategy-title" style:list-style-name="L4">
      <style:graphic-properties draw:fill-color="#ffffff" draw:auto-grow-height="true" fo:min-height="3.506cm"/>
    </style:style>
    <style:style style:name="pr10" style:family="presentation" style:parent-style-name="prs-strategy-title">
      <style:graphic-properties fo:min-height="3.506cm"/>
    </style:style>
    <style:style style:name="pr11" style:family="presentation" style:parent-style-name="prs-strategy-outline1">
      <style:graphic-properties fo:min-height="13.23cm"/>
    </style:style>
    <style:style style:name="pr12" style:family="presentation" style:parent-style-name="prs-strategy-notes">
      <style:graphic-properties draw:fill-color="#ffffff" fo:min-height="11.409cm"/>
    </style:style>
    <style:style style:name="pr13" style:family="presentation" style:parent-style-name="prs-strategy-title" style:list-style-name="L4">
      <style:graphic-properties draw:fill-color="#ffffff" draw:auto-grow-height="true" fo:min-height="3.506cm"/>
    </style:style>
    <style:style style:name="pr14" style:family="presentation" style:parent-style-name="prs-strategy-title" style:list-style-name="L4">
      <style:graphic-properties draw:fill-color="#ffffff" draw:auto-grow-height="true" fo:min-height="3.506cm"/>
    </style:style>
    <style:style style:name="pr15" style:family="presentation" style:parent-style-name="prs-strategy-title" style:list-style-name="L4">
      <style:graphic-properties draw:fill-color="#ffffff" draw:auto-grow-height="true" fo:min-height="3.506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4cm" fo:margin-right="0cm" fo:text-indent="-1.2cm"/>
    </style:style>
    <style:style style:name="P5" style:family="paragraph">
      <style:paragraph-properties fo:margin-left="0cm" fo:margin-right="0cm" fo:text-indent="0cm"/>
      <style:text-properties fo:hyphenate="true"/>
    </style:style>
    <style:style style:name="P6" style:family="paragraph">
      <style:paragraph-properties fo:margin-left="1.4cm" fo:margin-right="0cm" fo:text-indent="-1.2cm"/>
      <style:text-properties fo:hyphenate="true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prs-strategy" presentation:presentation-page-layout-name="AL1T0">
        <draw:frame presentation:style-name="pr1" draw:text-style-name="P1" draw:layer="layout" svg:width="23.911cm" svg:height="3.506cm" svg:x="2.058cm" svg:y="0.325cm" presentation:class="title">
          <draw:text-box>
            <text:p text:style-name="P1">Administración de Solicitudes en Nómina</text:p>
          </draw:text-box>
        </draw:frame>
        <draw:frame presentation:style-name="pr2" draw:text-style-name="P2" draw:layer="layout" svg:width="23.548cm" svg:height="13.23cm" svg:x="3.023cm" svg:y="6.178cm" presentation:class="subtitle">
          <draw:text-box>
            <text:p text:style-name="P2">Título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tivo a largo plazo" draw:style-name="dp1" draw:master-page-name="prs-strategy" presentation:presentation-page-layout-name="AL2T1">
        <office:forms form:automatic-focus="false" form:apply-design-mode="false"/>
        <draw:frame presentation:style-name="pr4" draw:text-style-name="P1" draw:layer="layout" svg:width="23.911cm" svg:height="3.506cm" svg:x="2.058cm" svg:y="0.325cm" presentation:class="title">
          <draw:text-box>
            <text:p text:style-name="P1">Agenda</text:p>
          </draw:text-box>
        </draw:frame>
        <draw:frame presentation:style-name="pr5" draw:text-style-name="P4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3">Plan de Trabajo</text:p>
              </text:list-item>
              <text:list-item>
                <text:p text:style-name="P3">Resumen de Catálogos </text:p>
              </text:list-item>
              <text:list-item>
                <text:p text:style-name="P3">Pantallas</text:p>
              </text:list-item>
              <text:list-item>
                <text:p text:style-name="P3">Próximos paso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Deseos de los clientes" draw:style-name="dp1" draw:master-page-name="prs-strategy" presentation:presentation-page-layout-name="AL2T1">
        <draw:frame presentation:style-name="pr7" draw:text-style-name="P1" draw:layer="layout" svg:width="23.911cm" svg:height="3.506cm" svg:x="2.058cm" svg:y="0.325cm" presentation:class="title">
          <draw:text-box>
            <text:p text:style-name="P1">Plan de trabajo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Plan de Trabajo actual</text:p>
              </text:list-item>
              <text:list-item>
                <text:p text:style-name="P5">Explique los requisito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Satisfacción de los deseos de los clientes" draw:style-name="dp1" draw:master-page-name="prs-strategy" presentation:presentation-page-layout-name="AL2T1">
        <draw:frame presentation:style-name="pr9" draw:text-style-name="P1" draw:layer="layout" svg:width="23.911cm" svg:height="3.506cm" svg:x="2.058cm" svg:y="0.325cm" presentation:class="title">
          <draw:text-box>
            <text:p text:style-name="P1">Catálogos desarrollados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Conceptos de Nómina</text:p>
              </text:list-item>
              <text:list-item>
                <text:p text:style-name="P5">Catálogo de Años</text:p>
              </text:list-item>
              <text:list-item>
                <text:p text:style-name="P5">Catálogo de Meses</text:p>
              </text:list-item>
              <text:list-item>
                <text:p text:style-name="P5">Tipos de Períodos</text:p>
              </text:list-item>
              <text:list-item>
                <text:p text:style-name="P5">Periodicidad de Nómina</text:p>
              </text:list-item>
              <text:list-item>
                <text:p text:style-name="P5"/>
              </text:list-item>
              <text:list-item>
                <text:p text:style-name="P5">Consecutivo de Período de Nómina</text:p>
              </text:list-item>
              <text:list-item>
                <text:p text:style-name="P5"/>
              </text:list-item>
            </text:list>
            <text:p/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page5" draw:style-name="dp1" draw:master-page-name="prs-strategy" presentation:presentation-page-layout-name="AL2T1">
        <draw:frame presentation:style-name="pr10" draw:layer="layout" svg:width="23.911cm" svg:height="3.506cm" svg:x="2.058cm" svg:y="0.325cm" presentation:class="title" presentation:user-transformed="true">
          <draw:text-box>
            <text:p>Catálogo de Años</text:p>
          </draw:text-box>
        </draw:frame>
        <draw:frame presentation:style-name="pr11" draw:layer="layout" svg:width="23.548cm" svg:height="13.23cm" svg:x="3.023cm" svg:y="6.17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1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Análisis de costes" draw:style-name="dp1" draw:master-page-name="prs-strategy" presentation:presentation-page-layout-name="AL2T1">
        <draw:frame presentation:style-name="pr13" draw:text-style-name="P1" draw:layer="layout" svg:width="23.911cm" svg:height="3.506cm" svg:x="2.058cm" svg:y="0.325cm" presentation:class="title">
          <draw:text-box>
            <text:p text:style-name="P1">Procesos en desarrollo</text:p>
          </draw:text-box>
        </draw:frame>
        <draw:frame presentation:style-name="pr5" draw:text-style-name="P4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3">Captura de </text:p>
              </text:list-item>
              <text:list-item>
                <text:p text:style-name="P3">Realice una comparación precio/calidad con la competencia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Ventajas" draw:style-name="dp1" draw:master-page-name="prs-strategy" presentation:presentation-page-layout-name="AL2T1">
        <draw:frame presentation:style-name="pr14" draw:text-style-name="P1" draw:layer="layout" svg:width="23.911cm" svg:height="3.506cm" svg:x="2.058cm" svg:y="0.325cm" presentation:class="title">
          <draw:text-box>
            <text:p text:style-name="P1">Procesos pendientes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Resuma las características y ventajas de las novedades presentada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6" draw:text-style-name="P3" draw:layer="layout" svg:width="14.517cm" svg:height="11.409cm" svg:x="3.249cm" svg:y="14.13cm" presentation:class="notes" presentation:placeholder="true">
            <draw:text-box draw:corner-radius="3107.312cm"/>
          </draw:frame>
        </presentation:notes>
      </draw:page>
      <draw:page draw:name="Próximos pasos" draw:style-name="dp1" draw:master-page-name="prs-strategy" presentation:presentation-page-layout-name="AL2T1">
        <draw:frame presentation:style-name="pr15" draw:text-style-name="P1" draw:layer="layout" svg:width="23.911cm" svg:height="3.506cm" svg:x="2.058cm" svg:y="0.325cm" presentation:class="title">
          <draw:text-box>
            <text:p text:style-name="P1">Próximos pasos</text:p>
          </draw:text-box>
        </draw:frame>
        <draw:frame presentation:style-name="pr8" draw:text-style-name="P6" draw:layer="layout" svg:width="23.384cm" svg:height="13.231cm" svg:x="2.585cm" svg:y="5.838cm" presentation:class="outline" presentation:user-transformed="true">
          <draw:text-box>
            <text:list text:style-name="L3">
              <text:list-item>
                <text:p text:style-name="P5">Explique el resto de las acciones necesarias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8"/>
          <draw:frame presentation:style-name="pr6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107AE5F9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Presentación de una novedad</dc:title>
    <dc:description>Presentación general de una novedad considerando los deseos de los clientes</dc:description>
    <meta:creation-date>2019-03-20T12:16:54.65</meta:creation-date>
    <dc:language>es-ES</dc:language>
    <meta:editing-cycles>4</meta:editing-cycles>
    <meta:editing-duration>PT2H53M36S</meta:editing-duration>
    <meta:initial-creator>Jesús De los Santos Rodríguez</meta:initial-creator>
    <dc:date>2019-03-20T15:10:25.98</dc:date>
    <dc:creator>Jesús De los Santos Rodríguez</dc:creator>
    <meta:document-statistic meta:object-count="46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../../../../Program%20Files%20(x86)/OpenOffice%204/share/template/es/presnt/prs-novelty.otp"/>
  </office:meta>
</office:document-meta>
</file>